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3" style:family="table-column">
      <style:table-column-properties fo:break-before="auto" style:column-width="5.129cm"/>
    </style:style>
    <style:style style:name="co20" style:family="table-column">
      <style:table-column-properties fo:break-before="auto" style:column-width="1.513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1.794cm"/>
    </style:style>
    <style:style style:name="co84" style:family="table-column">
      <style:table-column-properties fo:break-before="auto" style:column-width="5.241cm"/>
    </style:style>
    <style:style style:name="co18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1.45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933cm"/>
    </style:style>
    <style:style style:name="co85" style:family="table-column">
      <style:table-column-properties fo:break-before="auto" style:column-width="1.092cm"/>
    </style:style>
    <style:style style:name="co86" style:family="table-column">
      <style:table-column-properties fo:break-before="auto" style:column-width="1.035cm"/>
    </style:style>
    <style:style style:name="co87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766cm"/>
    </style:style>
    <style:style style:name="co88" style:family="table-column">
      <style:table-column-properties fo:break-before="auto" style:column-width="10.511cm"/>
    </style:style>
    <style:style style:name="co32" style:family="table-column">
      <style:table-column-properties fo:break-before="auto" style:column-width="5.353cm"/>
    </style:style>
    <style:style style:name="co33" style:family="table-column">
      <style:table-column-properties fo:break-before="auto" style:column-width="1.372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344cm"/>
    </style:style>
    <style:style style:name="co37" style:family="table-column">
      <style:table-column-properties fo:break-before="auto" style:column-width="4.96cm"/>
    </style:style>
    <style:style style:name="co15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401cm"/>
    </style:style>
    <style:style style:name="co39" style:family="table-column">
      <style:table-column-properties fo:break-before="auto" style:column-width="1.064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82cm"/>
    </style:style>
    <style:style style:name="co42" style:family="table-column">
      <style:table-column-properties fo:break-before="auto" style:column-width="12.668cm"/>
    </style:style>
    <style:style style:name="co43" style:family="table-column">
      <style:table-column-properties fo:break-before="auto" style:column-width="6.473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737cm"/>
    </style:style>
    <style:style style:name="co46" style:family="table-column">
      <style:table-column-properties fo:break-before="auto" style:column-width="6.726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596cm"/>
    </style:style>
    <style:style style:name="co49" style:family="table-column">
      <style:table-column-properties fo:break-before="auto" style:column-width="1.429cm"/>
    </style:style>
    <style:style style:name="co50" style:family="table-column">
      <style:table-column-properties fo:break-before="auto" style:column-width="1.681cm"/>
    </style:style>
    <style:style style:name="co51" style:family="table-column">
      <style:table-column-properties fo:break-before="auto" style:column-width="11.744cm"/>
    </style:style>
    <style:style style:name="co52" style:family="table-column">
      <style:table-column-properties fo:break-before="auto" style:column-width="6.81cm"/>
    </style:style>
    <style:style style:name="co16" style:family="table-column">
      <style:table-column-properties fo:break-before="auto" style:column-width="1.709cm"/>
    </style:style>
    <style:style style:name="co53" style:family="table-column">
      <style:table-column-properties fo:break-before="auto" style:column-width="1.961cm"/>
    </style:style>
    <style:style style:name="co54" style:family="table-column">
      <style:table-column-properties fo:break-before="auto" style:column-width="1.625cm"/>
    </style:style>
    <style:style style:name="co55" style:family="table-column">
      <style:table-column-properties fo:break-before="auto" style:column-width="6.643cm"/>
    </style:style>
    <style:style style:name="co56" style:family="table-column">
      <style:table-column-properties fo:break-before="auto" style:column-width="2.325cm"/>
    </style:style>
    <style:style style:name="co57" style:family="table-column">
      <style:table-column-properties fo:break-before="auto" style:column-width="1.316cm"/>
    </style:style>
    <style:style style:name="co58" style:family="table-column">
      <style:table-column-properties fo:break-before="auto" style:column-width="11.296cm"/>
    </style:style>
    <style:style style:name="co59" style:family="table-column">
      <style:table-column-properties fo:break-before="auto" style:column-width="5.269cm"/>
    </style:style>
    <style:style style:name="co60" style:family="table-column">
      <style:table-column-properties fo:break-before="auto" style:column-width="5.914cm"/>
    </style:style>
    <style:style style:name="co61" style:family="table-column">
      <style:table-column-properties fo:break-before="auto" style:column-width="1.99cm"/>
    </style:style>
    <style:style style:name="co62" style:family="table-column">
      <style:table-column-properties fo:break-before="auto" style:column-width="1.288cm"/>
    </style:style>
    <style:style style:name="co63" style:family="table-column">
      <style:table-column-properties fo:break-before="auto" style:column-width="8.296cm"/>
    </style:style>
    <style:style style:name="co65" style:family="table-column">
      <style:table-column-properties fo:break-before="auto" style:column-width="5.177cm"/>
    </style:style>
    <style:style style:name="co66" style:family="table-column">
      <style:table-column-properties fo:break-before="auto" style:column-width="1.268cm"/>
    </style:style>
    <style:style style:name="co67" style:family="table-column">
      <style:table-column-properties fo:break-before="auto" style:column-width="1.806cm"/>
    </style:style>
    <style:style style:name="co68" style:family="table-column">
      <style:table-column-properties fo:break-before="auto" style:column-width="1.549cm"/>
    </style:style>
    <style:style style:name="co69" style:family="table-column">
      <style:table-column-properties fo:break-before="auto" style:column-width="1.591cm"/>
    </style:style>
    <style:style style:name="co70" style:family="table-column">
      <style:table-column-properties fo:break-before="auto" style:column-width="4.323cm"/>
    </style:style>
    <style:style style:name="co71" style:family="table-column">
      <style:table-column-properties fo:break-before="auto" style:column-width="1.827cm"/>
    </style:style>
    <style:style style:name="co72" style:family="table-column">
      <style:table-column-properties fo:break-before="auto" style:column-width="1.526cm"/>
    </style:style>
    <style:style style:name="co73" style:family="table-column">
      <style:table-column-properties fo:break-before="auto" style:column-width="1.355cm"/>
    </style:style>
    <style:style style:name="co74" style:family="table-column">
      <style:table-column-properties fo:break-before="auto" style:column-width="1.871cm"/>
    </style:style>
    <style:style style:name="co75" style:family="table-column">
      <style:table-column-properties fo:break-before="auto" style:column-width="0.924cm"/>
    </style:style>
    <style:style style:name="co76" style:family="table-column">
      <style:table-column-properties fo:break-before="auto" style:column-width="0.974cm"/>
    </style:style>
    <style:style style:name="co77" style:family="table-column">
      <style:table-column-properties fo:break-before="auto" style:column-width="1.095cm"/>
    </style:style>
    <style:style style:name="co78" style:family="table-column">
      <style:table-column-properties fo:break-before="auto" style:column-width="1.074cm"/>
    </style:style>
    <style:style style:name="co79" style:family="table-column">
      <style:table-column-properties fo:break-before="auto" style:column-width="8.324cm"/>
    </style:style>
    <style:style style:name="co80" style:family="table-column">
      <style:table-column-properties fo:break-before="auto" style:column-width="1.542cm"/>
    </style:style>
    <style:style style:name="ro13" style:family="table-row">
      <style:table-row-properties style:row-height="0.894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2.157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0.903cm" fo:break-before="auto" style:use-optimal-row-height="true"/>
    </style:style>
    <style:style style:name="ro10" style:family="table-row">
      <style:table-row-properties style:row-height="0.998cm" fo:break-before="auto" style:use-optimal-row-height="false"/>
    </style:style>
    <style:style style:name="ro11" style:family="table-row">
      <style:table-row-properties style:row-height="1.328cm" fo:break-before="auto" style:use-optimal-row-height="true"/>
    </style:style>
    <style:style style:name="ro12" style:family="table-row">
      <style:table-row-properties style:row-height="1.653cm" fo:break-before="auto" style:use-optimal-row-height="false"/>
    </style:style>
    <style:style style:name="ro19" style:family="table-row">
      <style:table-row-properties style:row-height="1.326cm" fo:break-before="auto" style:use-optimal-row-height="false"/>
    </style:style>
    <style:style style:name="ro20" style:family="table-row">
      <style:table-row-properties style:row-height="1.302cm" fo:break-before="auto" style:use-optimal-row-height="false"/>
    </style:style>
    <style:style style:name="ro21" style:family="table-row">
      <style:table-row-properties style:row-height="1.755cm" fo:break-before="auto" style:use-optimal-row-height="true"/>
    </style:style>
    <style:style style:name="ro22" style:family="table-row">
      <style:table-row-properties style:row-height="2.18cm" fo:break-before="auto" style:use-optimal-row-height="true"/>
    </style:style>
    <style:style style:name="ro24" style:family="table-row">
      <style:table-row-properties style:row-height="0.956cm" fo:break-before="auto" style:use-optimal-row-height="false"/>
    </style:style>
    <style:style style:name="ro25" style:family="table-row">
      <style:table-row-properties style:row-height="2.605cm" fo:break-before="auto" style:use-optimal-row-height="true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6" style:family="table" style:master-page-name="Default">
      <style:table-properties table:display="true" style:writing-mode="lr-tb" tableooo:tab-color="#ff950e"/>
    </style:style>
    <style:style style:name="ta11" style:family="table" style:master-page-name="Default">
      <style:table-properties table:display="true" style:writing-mode="lr-tb" tableooo:tab-color="#dc2300"/>
    </style:style>
    <style:style style:name="ta12" style:family="table" style:master-page-name="Default">
      <style:table-properties table:display="true" style:writing-mode="lr-tb" tableooo:tab-color="#00ffff"/>
    </style:style>
    <style:style style:name="ta13" style:family="table" style:master-page-name="Default">
      <style:table-properties table:display="true" style:writing-mode="lr-tb" tableooo:tab-color="#00ff00"/>
    </style:style>
    <style:style style:name="ta15" style:family="table" style:master-page-name="Default">
      <style:table-properties table:display="true" style:writing-mode="lr-tb" tableooo:tab-color="#6b4794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3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45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29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3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38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Federated Suns" table:style-name="ta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number-columns-repeated="3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20" table:default-cell-style-name="ce12"/>
        <table:table-column table:style-name="co79" table:default-cell-style-name="ce12"/>
        <table:table-column table:style-name="co18" table:number-columns-repeated="1004" table:default-cell-style-name="ce12"/>
        <table:table-row table:style-name="ro9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Structure</text:p>
          </table:table-cell>
          <table:table-cell table:style-name="ce8" office:value-type="string">
            <text:p>Engine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C3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3"/>
        </table:table-row>
        <table:table-row table:style-name="ro10">
          <table:table-cell table:style-name="ce27" office:value-type="string">
            <text:p>FEDERATED SUNS</text:p>
          </table:table-cell>
          <table:table-cell table:style-name="ce29" table:number-columns-spanned="19" table:number-rows-spanned="1"/>
          <table:covered-table-cell table:number-columns-repeated="3" table:style-name="ce29"/>
          <table:covered-table-cell table:style-name="ce29" office:value-type="string">
            <text:p>Engine</text:p>
          </table:covered-table-cell>
          <table:covered-table-cell table:number-columns-repeated="14" table:style-name="ce29"/>
          <table:table-cell table:style-name="ce29" table:number-columns-repeated="1004"/>
        </table:table-row>
        <table:table-row table:style-name="ro3">
          <table:table-cell table:style-name="ce1" office:value-type="string">
            <text:p>LIGHT 6</text:p>
          </table:table-cell>
          <table:table-cell table:style-name="ce8" table:number-columns-repeated="1023"/>
        </table:table-row>
        <table:table-row table:style-name="ro9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string">
            <text:p>Endo</text:p>
          </table:table-cell>
          <table:table-cell table:style-name="ce11" office:value-type="string">
            <text:p>Std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10"/>
          <table:table-cell table:style-name="ce11" office:value-type="string">
            <text:p>Missile Support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3"/>
        </table:table-row>
        <table:table-row table:style-name="ro9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string">
            <text:p>Endo</text:p>
          </table:table-cell>
          <table:table-cell table:style-name="ce11" office:value-type="string">
            <text:p>XL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10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3"/>
        </table:table-row>
        <table:table-row table:style-name="ro9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table:number-columns-repeated="2" office:value-type="string">
            <text:p>Std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3"/>
        </table:table-row>
        <table:table-row table:style-name="ro11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3"/>
        </table:table-row>
        <table:table-row table:style-name="ro9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5"/>
          <table:table-cell office:value-type="string">
            <text:p>Scout (Ewar)</text:p>
          </table:table-cell>
          <table:table-cell office:value-type="float" office:value="3053">
            <text:p>3053</text:p>
          </table:table-cell>
          <table:table-cell table:number-columns-repeated="1003"/>
        </table:table-row>
        <table:table-row table:style-name="ro9">
          <table:table-cell table:style-name="ce3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2"/>
          <table:table-cell table:style-name="Default"/>
          <table:table-cell table:number-columns-repeated="7"/>
          <table:table-cell office:value-type="string">
            <text:p>Brawler</text:p>
          </table:table-cell>
          <table:table-cell table:number-columns-repeated="1004"/>
        </table:table-row>
        <table:table-row table:style-name="ro9">
          <table:table-cell table:style-name="ce3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07">
            <text:p>807</text:p>
          </table:table-cell>
          <table:table-cell office:value-type="string">
            <text:p>1 x LRM-10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MEDIUM 6</text:p>
          </table:table-cell>
          <table:table-cell table:style-name="ce8" table:number-columns-repeated="1023"/>
        </table:table-row>
        <table:table-row table:style-name="ro12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3"/>
        </table:table-row>
        <table:table-row table:style-name="ro9">
          <table:table-cell table:style-name="ce3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7"/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3"/>
        </table:table-row>
        <table:table-row table:style-name="ro9">
          <table:table-cell table:style-name="ce3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string">
            <text:p>Std</text:p>
          </table:table-cell>
          <table:table-cell office:value-type="string">
            <text:p>Light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office:value-type="float" office:value="3067">
            <text:p>3067</text:p>
          </table:table-cell>
          <table:table-cell table:number-columns-repeated="1003"/>
        </table:table-row>
        <table:table-row table:style-name="ro11">
          <table:table-cell table:style-name="ce3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19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10"/>
          <table:table-cell office:value-type="string">
            <text:p>Juggernaut</text:p>
          </table:table-cell>
          <table:table-cell office:value-type="float" office:value="2572">
            <text:p>2572</text:p>
          </table:table-cell>
          <table:table-cell table:number-columns-repeated="1003"/>
        </table:table-row>
        <table:table-row table:style-name="ro20">
          <table:table-cell table:style-name="ce3" office:value-type="string">
            <text:p>Dervish DV-7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412">
            <text:p>1412</text:p>
          </table:table-cell>
          <table:table-cell office:value-type="string">
            <text:p>2 x LRM-10 (2t)</text:p>
            <text:p>2 x MBL</text:p>
            <text:p>2 x SSRM-2 (2t)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HEAVY 7</text:p>
          </table:table-cell>
          <table:table-cell table:style-name="ce8" table:number-columns-repeated="1023"/>
        </table:table-row>
        <table:table-row table:style-name="ro21">
          <table:table-cell table:style-name="ce3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3"/>
        </table:table-row>
        <table:table-row table:style-name="ro9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132">
            <text:p>3132</text:p>
          </table:table-cell>
          <table:table-cell table:number-columns-repeated="1003"/>
        </table:table-row>
        <table:table-row table:style-name="ro11">
          <table:table-cell table:style-name="ce3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table:number-columns-repeated="2" office:value-type="string">
            <text:p>Std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2835">
            <text:p>2835</text:p>
          </table:table-cell>
          <table:table-cell table:number-columns-repeated="1003"/>
        </table:table-row>
        <table:table-row table:style-name="ro11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3"/>
        </table:table-row>
        <table:table-row table:style-name="ro9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3"/>
        </table:table-row>
        <table:table-row table:style-name="ro9">
          <table:table-cell table:style-name="ce3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table:number-columns-repeated="2" office:value-type="string">
            <text:p>Std</text:p>
          </table:table-cell>
          <table:table-cell office:value-type="float" office:value="1477">
            <text:p>1477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2474">
            <text:p>2474</text:p>
          </table:table-cell>
          <table:table-cell table:number-columns-repeated="1003"/>
        </table:table-row>
        <table:table-row table:style-name="ro21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table:style-name="ce11" office:value-type="string">
            <text:p>Slave</text:p>
          </table:table-cell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ASSAULT 7</text:p>
          </table:table-cell>
          <table:table-cell table:style-name="ce8" table:number-columns-repeated="1023"/>
        </table:table-row>
        <table:table-row table:style-name="ro9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number-columns-repeated="2" table:style-name="ce11" office:value-type="string">
            <text:p>Std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10"/>
          <table:table-cell table:style-name="ce11" office:value-type="string">
            <text:p>Sniper</text:p>
          </table:table-cell>
          <table:table-cell table:style-name="ce11" table:number-columns-repeated="1004"/>
        </table:table-row>
        <table:table-row table:style-name="ro11">
          <table:table-cell table:style-name="ce3" office:value-type="string">
            <text:p>Victor VTR-9B</text:p>
          </table:table-cell>
          <table:table-cell table:style-name="ce30" office:value-type="float" office:value="80">
            <text:p>80</text:p>
          </table:table-cell>
          <table:table-cell table:style-name="ce30" office:value-type="float" office:value="60">
            <text:p>60</text:p>
          </table:table-cell>
          <table:table-cell table:style-name="ce30" office:value-type="string">
            <text:p>11.5 Std</text:p>
            <text:p>(200)</text:p>
          </table:table-cell>
          <table:table-cell table:number-columns-repeated="2" table:style-name="ce30" office:value-type="string">
            <text:p>Std</text:p>
          </table:table-cell>
          <table:table-cell table:style-name="ce30" office:value-type="float" office:value="1378">
            <text:p>1378</text:p>
          </table:table-cell>
          <table:table-cell table:style-name="ce30" office:value-type="string">
            <text:p>1 x AC/20 (3t)</text:p>
            <text:p>2 x MBL</text:p>
            <text:p>1 x SRM-4 (1t)</text:p>
          </table:table-cell>
          <table:table-cell table:style-name="ce30" office:value-type="string">
            <text:p>15 Single</text:p>
          </table:table-cell>
          <table:table-cell table:style-name="ce30" office:value-type="float" office:value="4">
            <text:p>4</text:p>
          </table:table-cell>
          <table:table-cell table:style-name="ce30" table:number-columns-repeated="9"/>
          <table:table-cell table:style-name="ce30" office:value-type="string">
            <text:p>Juggernaut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3"/>
        </table:table-row>
        <table:table-row table:style-name="ro11">
          <table:table-cell table:style-name="ce3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string">
            <text:p>Endo</text:p>
          </table:table-cell>
          <table:table-cell table:style-name="ce11" office:value-type="string">
            <text:p>Light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lave</text:p>
          </table:table-cell>
          <table:table-cell table:style-name="ce11" office:value-type="string">
            <text:p>Brawler</text:p>
          </table:table-cell>
          <table:table-cell table:style-name="ce5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</table:table-row>
        <table:table-row table:style-name="ro11">
          <table:table-cell table:style-name="ce3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4"/>
        </table:table-row>
        <table:table-row table:style-name="ro11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08">
            <text:p>1808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Missile Support (Artillery)</text:p>
          </table:table-cell>
          <table:table-cell table:number-columns-repeated="1004"/>
        </table:table-row>
        <table:table-row table:style-name="ro11">
          <table:table-cell table:style-name="ce3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21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table:number-columns-repeated="2" office:value-type="string">
            <text:p>Std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Juggernaut</text:p>
          </table:table-cell>
          <table:table-cell table:number-columns-repeated="1004"/>
        </table:table-row>
        <table:table-row table:style-name="ro21" table:number-rows-repeated="1048542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Draconis Combine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number-columns-repeated="3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80" table:default-cell-style-name="ce11"/>
        <table:table-column table:style-name="co79" table:default-cell-style-name="ce12"/>
        <table:table-column table:style-name="co18" table:number-columns-repeated="1004" table:default-cell-style-name="ce12"/>
        <table:table-row table:style-name="ro9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Structure</text:p>
          </table:table-cell>
          <table:table-cell table:style-name="ce8" office:value-type="string">
            <text:p>Engine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C3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3"/>
        </table:table-row>
        <table:table-row table:style-name="ro10">
          <table:table-cell table:style-name="ce32" office:value-type="string">
            <text:p>Draconis Combine</text:p>
          </table:table-cell>
          <table:table-cell table:style-name="ce14" table:number-columns-spanned="19" table:number-rows-spanned="1"/>
          <table:covered-table-cell table:number-columns-repeated="14" table:style-name="ce14"/>
          <table:covered-table-cell table:number-columns-repeated="3" table:style-name="ce15"/>
          <table:covered-table-cell table:style-name="ce14"/>
          <table:table-cell table:style-name="ce14" table:number-columns-repeated="1004"/>
        </table:table-row>
        <table:table-row table:style-name="ro3">
          <table:table-cell table:style-name="ce1" office:value-type="string">
            <text:p>LIGHT 7</text:p>
          </table:table-cell>
          <table:table-cell table:style-name="ce8" table:number-columns-repeated="1023"/>
        </table:table-row>
        <table:table-row table:style-name="ro9">
          <table:table-cell table:style-name="ce3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string">
            <text:p>Endo</text:p>
          </table:table-cell>
          <table:table-cell table:style-name="ce11" office:value-type="string">
            <text:p>XL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3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8" table:number-columns-repeated="1003"/>
        </table:table-row>
        <table:table-row table:style-name="ro21">
          <table:table-cell table:style-name="ce3"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3"/>
        </table:table-row>
        <table:table-row table:style-name="ro9">
          <table:table-cell table:style-name="ce3"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3"/>
        </table:table-row>
        <table:table-row table:style-name="ro9">
          <table:table-cell table:style-name="ce3"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3"/>
        </table:table-row>
        <table:table-row table:style-name="ro9">
          <table:table-cell table:style-name="ce3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string">
            <text:p>Endo</text:p>
          </table:table-cell>
          <table:table-cell office:value-type="string">
            <text:p>Light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9"/>
          <table:table-cell office:value-type="string">
            <text:p>Scout</text:p>
          </table:table-cell>
          <table:table-cell office:value-type="float" office:value="3067">
            <text:p>3067</text:p>
          </table:table-cell>
          <table:table-cell table:number-columns-repeated="1003"/>
        </table:table-row>
        <table:table-row table:style-name="ro9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3"/>
        </table:table-row>
        <table:table-row table:style-name="ro9">
          <table:table-cell table:style-name="ce3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MEDIUM 7</text:p>
          </table:table-cell>
          <table:table-cell table:style-name="ce8" table:number-columns-repeated="1023"/>
        </table:table-row>
        <table:table-row table:style-name="ro11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table:number-columns-repeated="2" office:value-type="string">
            <text:p>Std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Brawler/Multirole</text:p>
          </table:table-cell>
          <table:table-cell office:value-type="float" office:value="3053">
            <text:p>3053</text:p>
          </table:table-cell>
          <table:table-cell table:number-columns-repeated="1003"/>
        </table:table-row>
        <table:table-row table:style-name="ro9">
          <table:table-cell table:style-name="ce3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3"/>
        </table:table-row>
        <table:table-row table:style-name="ro9">
          <table:table-cell table:style-name="ce3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3"/>
        </table:table-row>
        <table:table-row table:style-name="ro21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3"/>
        </table:table-row>
        <table:table-row table:style-name="ro11">
          <table:table-cell table:style-name="ce3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3"/>
        </table:table-row>
        <table:table-row table:style-name="ro11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3"/>
          <table:table-cell office:value-type="string">
            <text:p>Juggernaut</text:p>
          </table:table-cell>
          <table:table-cell table:style-name="ce31" office:value-type="float" office:value="2572">
            <text:p>2572</text:p>
          </table:table-cell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</table:table-row>
        <table:table-row table:style-name="ro11">
          <table:table-cell table:style-name="ce3"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Skirmisher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HEAVY 7</text:p>
          </table:table-cell>
          <table:table-cell table:style-name="ce8" table:number-columns-repeated="1023"/>
        </table:table-row>
        <table:table-row table:style-name="ro11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50">
            <text:p>3050</text:p>
          </table:table-cell>
          <table:table-cell table:number-columns-repeated="1003"/>
        </table:table-row>
        <table:table-row table:style-name="ro9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2561">
            <text:p>2561</text:p>
          </table:table-cell>
          <table:table-cell table:number-columns-repeated="1003"/>
        </table:table-row>
        <table:table-row table:style-name="ro11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table:number-columns-repeated="2" office:value-type="string">
            <text:p>Std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33">
            <text:p>3033</text:p>
          </table:table-cell>
          <table:table-cell table:number-columns-repeated="1003"/>
        </table:table-row>
        <table:table-row table:style-name="ro9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Sniper</text:p>
          </table:table-cell>
          <table:table-cell office:value-type="float" office:value="3058">
            <text:p>3058</text:p>
          </table:table-cell>
          <table:table-cell table:number-columns-repeated="1003"/>
        </table:table-row>
        <table:table-row table:style-name="ro22">
          <table:table-cell table:style-name="ce3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21">
          <table:table-cell table:style-name="ce3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Juggernaut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11">
          <table:table-cell table:style-name="ce3" office:value-type="string">
            <text:p>Avatar AV1-O B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96">
            <text:p>1496</text:p>
          </table:table-cell>
          <table:table-cell office:value-type="string">
            <text:p>2 x LRM-15 (6t)</text:p>
            <text:p>2 x LRM-10</text:p>
            <text:p>2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ASSAULT 8</text:p>
          </table:table-cell>
          <table:table-cell table:style-name="ce8" table:number-columns-repeated="1023"/>
        </table:table-row>
        <table:table-row table:style-name="ro11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 (Artillery)</text:p>
          </table:table-cell>
          <table:table-cell office:value-type="float" office:value="3057">
            <text:p>3057</text:p>
          </table:table-cell>
          <table:table-cell table:number-columns-repeated="1003"/>
        </table:table-row>
        <table:table-row table:style-name="ro11">
          <table:table-cell table:style-name="ce3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3"/>
        </table:table-row>
        <table:table-row table:style-name="ro11">
          <table:table-cell table:style-name="ce3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3"/>
        </table:table-row>
        <table:table-row table:style-name="ro21">
          <table:table-cell table:style-name="ce3"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Juggernaut</text:p>
          </table:table-cell>
          <table:table-cell office:value-type="float" office:value="3054">
            <text:p>3054</text:p>
          </table:table-cell>
          <table:table-cell table:number-columns-repeated="1003"/>
        </table:table-row>
        <table:table-row table:style-name="ro21">
          <table:table-cell table:style-name="ce3"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3"/>
        </table:table-row>
        <table:table-row table:style-name="ro21">
          <table:table-cell table:style-name="ce3" office:value-type="string">
            <text:p>Sunder SD1-O B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/>
          <table:table-cell office:value-type="string">
            <text:p>1 x LRM-20 (5t)</text:p>
            <text:p>1 x LRM-10</text:p>
            <text:p>2 x MP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Master</text:p>
          </table:table-cell>
          <table:table-cell office:value-type="string">
            <text:p>Missile Support</text:p>
          </table:table-cell>
          <table:table-cell table:number-columns-repeated="1004"/>
        </table:table-row>
        <table:table-row table:style-name="ro21">
          <table:table-cell table:style-name="ce3" office:value-type="string">
            <text:p>Sunder SD1-O C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35">
            <text:p>1735</text:p>
          </table:table-cell>
          <table:table-cell office:value-type="string">
            <text:p>1 x MRM-40 (5t)</text:p>
            <text:p>1 x MRM-30</text:p>
            <text:p>2 x SSRM4 (1t)</text:p>
            <text:p>1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lave</text:p>
          </table:table-cell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3"/>
        </table:table-row>
        <table:table-row table:style-name="ro9">
          <table:table-cell table:style-name="ce3"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table:number-columns-repeated="2" office:value-type="string">
            <text:p>Std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aster</text:p>
          </table:table-cell>
          <table:table-cell office:value-type="string">
            <text:p>Sniper</text:p>
          </table:table-cell>
          <table:table-cell office:value-type="float" office:value="3055">
            <text:p>3055</text:p>
          </table:table-cell>
          <table:table-cell table:number-columns-repeated="1003"/>
        </table:table-row>
        <table:table-row table:style-name="ro9" table:number-rows-repeated="104854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yran Alliance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number-columns-repeated="3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24" table:default-cell-style-name="ce11"/>
        <table:table-column table:style-name="co79" table:default-cell-style-name="ce12"/>
        <table:table-column table:style-name="co18" table:number-columns-repeated="1004" table:default-cell-style-name="ce12"/>
        <table:table-row table:style-name="ro9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Structure</text:p>
          </table:table-cell>
          <table:table-cell table:style-name="ce8" office:value-type="string">
            <text:p>Engine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C3</text:p>
          </table:table-cell>
          <table:table-cell table:style-name="ce8" office:value-type="string">
            <text:p>Role/Notes</text:p>
          </table:table-cell>
          <table:table-cell table:style-name="ce8" table:number-columns-repeated="1004"/>
        </table:table-row>
        <table:table-row table:style-name="ro10">
          <table:table-cell table:style-name="ce33" office:value-type="string">
            <text:p>Lyran Alliance</text:p>
          </table:table-cell>
          <table:table-cell table:style-name="ce35" table:number-columns-spanned="19" table:number-rows-spanned="1"/>
          <table:covered-table-cell table:number-columns-repeated="14" table:style-name="ce35"/>
          <table:covered-table-cell table:number-columns-repeated="3" table:style-name="ce15"/>
          <table:covered-table-cell table:style-name="ce35"/>
          <table:table-cell table:style-name="ce35" table:number-columns-repeated="1004"/>
        </table:table-row>
        <table:table-row table:style-name="ro3">
          <table:table-cell table:style-name="ce1" office:value-type="string">
            <text:p>LIGHT 7</text:p>
          </table:table-cell>
          <table:table-cell table:style-name="ce8" table:number-columns-repeated="1023"/>
        </table:table-row>
        <table:table-row table:style-name="ro9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kirmisher</text:p>
          </table:table-cell>
          <table:table-cell table:number-columns-repeated="1004"/>
        </table:table-row>
        <table:table-row table:style-name="ro9">
          <table:table-cell table:style-name="ce28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table:number-columns-repeated="2" office:value-type="string">
            <text:p>Std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cout</text:p>
          </table:table-cell>
          <table:table-cell table:number-columns-repeated="1004"/>
        </table:table-row>
        <table:table-row table:style-name="ro11">
          <table:table-cell table:style-name="ce3" office:value-type="string">
            <text:p>Commando COM-7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.5 Std</text:p>
            <text:p>(56)</text:p>
          </table:table-cell>
          <table:table-cell office:value-type="string">
            <text:p>Endo</text:p>
          </table:table-cell>
          <table:table-cell office:value-type="string">
            <text:p>Light</text:p>
          </table:table-cell>
          <table:table-cell office:value-type="float" office:value="658">
            <text:p>658</text:p>
          </table:table-cell>
          <table:table-cell office:value-type="string">
            <text:p>1 x SRM-4 (1t)</text:p>
            <text:p>2 x SSRM-2 (1t)</text:p>
            <text:p>2 x ER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4"/>
        </table:table-row>
        <table:table-row table:style-name="ro9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3"/>
          <table:table-cell office:value-type="string">
            <text:p>Scout (Ewar)</text:p>
          </table:table-cell>
          <table:table-cell table:number-columns-repeated="1004"/>
        </table:table-row>
        <table:table-row table:style-name="ro9">
          <table:table-cell table:style-name="ce3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table:number-columns-repeated="2" office:value-type="string">
            <text:p>Std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9">
          <table:table-cell table:style-name="ce3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MEDIUM 6</text:p>
          </table:table-cell>
          <table:table-cell table:style-name="ce8" table:number-columns-repeated="1023"/>
        </table:table-row>
        <table:table-row table:style-name="ro21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4"/>
        </table:table-row>
        <table:table-row table:style-name="ro9">
          <table:table-cell table:style-name="ce3"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21">
          <table:table-cell table:style-name="ce3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4"/>
        </table:table-row>
        <table:table-row table:style-name="ro11">
          <table:table-cell table:style-name="ce3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arasser</text:p>
          </table:table-cell>
          <table:table-cell table:number-columns-repeated="1004"/>
        </table:table-row>
        <table:table-row table:style-name="ro21">
          <table:table-cell table:style-name="ce3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1">
          <table:table-cell table:style-name="ce3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string">
            <text:p>Endo</text:p>
          </table:table-cell>
          <table:table-cell office:value-type="string">
            <text:p>Light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HEAVY 6</text:p>
          </table:table-cell>
          <table:table-cell table:style-name="ce8" table:number-columns-repeated="1023"/>
        </table:table-row>
        <table:table-row table:style-name="ro9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11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1">
          <table:table-cell table:style-name="ce3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6"/>
          <table:table-cell office:value-type="string">
            <text:p>Missile Support</text:p>
          </table:table-cell>
          <table:table-cell table:number-columns-repeated="1004"/>
        </table:table-row>
        <table:table-row table:style-name="ro21">
          <table:table-cell table:style-name="ce3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21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lave</text:p>
          </table:table-cell>
          <table:table-cell office:value-type="string">
            <text:p>Skirmisher</text:p>
          </table:table-cell>
          <table:table-cell table:number-columns-repeated="1004"/>
        </table:table-row>
        <table:table-row table:style-name="ro11">
          <table:table-cell table:style-name="ce3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ASSAULT 9</text:p>
          </table:table-cell>
          <table:table-cell table:style-name="ce8" table:number-columns-repeated="1023"/>
        </table:table-row>
        <table:table-row table:style-name="ro9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number-columns-repeated="2" table:style-name="ce11" office:value-type="string">
            <text:p>Std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3"/>
          <table:table-cell table:style-name="ce11" office:value-type="string">
            <text:p>Sniper</text:p>
          </table:table-cell>
          <table:table-cell table:style-name="ce11" table:number-columns-repeated="1004"/>
        </table:table-row>
        <table:table-row table:style-name="ro11">
          <table:table-cell table:style-name="ce3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table:number-columns-repeated="2" office:value-type="string">
            <text:p>Std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11">
          <table:table-cell table:style-name="ce3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table:number-columns-repeated="2" office:value-type="string">
            <text:p>Std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9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4"/>
        </table:table-row>
        <table:table-row table:style-name="ro11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3"/>
          <table:table-cell office:value-type="string">
            <text:p>Missile Support (Artillery)</text:p>
          </table:table-cell>
          <table:table-cell table:number-columns-repeated="1004"/>
        </table:table-row>
        <table:table-row table:style-name="ro22">
          <table:table-cell table:style-name="ce3"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string">
            <text:p>Std</text:p>
          </table:table-cell>
          <table:table-cell office:value-type="string">
            <text:p>Light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4"/>
        </table:table-row>
        <table:table-row table:style-name="ro22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string">
            <text:p>Std</text:p>
          </table:table-cell>
          <table:table-cell office:value-type="string">
            <text:p>Light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string">
            <text:p>Juggernaut</text:p>
          </table:table-cell>
          <table:table-cell table:number-columns-repeated="1004"/>
        </table:table-row>
        <table:table-row table:style-name="ro11">
          <table:table-cell table:style-name="ce3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4"/>
        </table:table-row>
        <table:table-row table:style-name="ro11">
          <table:table-cell table:style-name="ce3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string">
            <text:p>Std</text:p>
          </table:table-cell>
          <table:table-cell office:value-type="string">
            <text:p>Light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4"/>
        </table:table-row>
        <table:table-row table:style-name="ro11" table:number-rows-repeated="104854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apellan Confederation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number-columns-repeated="3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24" table:default-cell-style-name="ce11"/>
        <table:table-column table:style-name="co79" table:default-cell-style-name="ce12"/>
        <table:table-column table:style-name="co18" table:number-columns-repeated="1004" table:default-cell-style-name="ce12"/>
        <table:table-row table:style-name="ro9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Structure</text:p>
          </table:table-cell>
          <table:table-cell table:style-name="ce8" office:value-type="string">
            <text:p>Engine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C3</text:p>
          </table:table-cell>
          <table:table-cell table:style-name="ce8" office:value-type="string">
            <text:p>Role/Notes</text:p>
          </table:table-cell>
          <table:table-cell table:style-name="ce8" table:number-columns-repeated="1004"/>
        </table:table-row>
        <table:table-row table:style-name="ro10">
          <table:table-cell table:style-name="ce36" office:value-type="string">
            <text:p>Capellan Confeder.</text:p>
          </table:table-cell>
          <table:table-cell table:style-name="ce38" table:number-columns-spanned="19" table:number-rows-spanned="1"/>
          <table:covered-table-cell table:number-columns-repeated="14" table:style-name="ce38"/>
          <table:covered-table-cell table:number-columns-repeated="3" table:style-name="ce15"/>
          <table:covered-table-cell table:style-name="ce38"/>
          <table:table-cell table:style-name="ce38" table:number-columns-repeated="1004"/>
        </table:table-row>
        <table:table-row table:style-name="ro3">
          <table:table-cell table:style-name="ce1" office:value-type="string">
            <text:p>LIGHT 7</text:p>
          </table:table-cell>
          <table:table-cell table:style-name="ce8" table:number-columns-repeated="1023"/>
        </table:table-row>
        <table:table-row table:style-name="ro11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string">
            <text:p>Endo</text:p>
          </table:table-cell>
          <table:table-cell table:style-name="ce11" office:value-type="string">
            <text:p>XL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3"/>
          <table:table-cell table:style-name="ce11" office:value-type="string">
            <text:p>Skirmisher</text:p>
          </table:table-cell>
          <table:table-cell table:style-name="ce11" table:number-columns-repeated="1004"/>
        </table:table-row>
        <table:table-row table:style-name="ro11">
          <table:table-cell table:style-name="ce3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string">
            <text:p>Endo</text:p>
          </table:table-cell>
          <table:table-cell table:style-name="ce11" office:value-type="string">
            <text:p>Std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/>
          <table:table-cell office:value-type="string">
            <text:p>Yes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4"/>
        </table:table-row>
        <table:table-row table:style-name="ro9">
          <table:table-cell table:style-name="ce3"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4"/>
        </table:table-row>
        <table:table-row table:style-name="ro9">
          <table:table-cell table:style-name="ce3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table:number-columns-repeated="2" office:value-type="string">
            <text:p>Std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9">
          <table:table-cell table:style-name="ce5" office:value-type="string">
            <text:p>Anubis ABS-3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Stlth</text:p>
            <text:p>(8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951">
            <text:p>951</text:p>
          </table:table-cell>
          <table:table-cell office:value-type="string">
            <text:p>4 x LRM-5 (1t)</text:p>
            <text:p>1 x ERSB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Missile Support</text:p>
          </table:table-cell>
          <table:table-cell table:number-columns-repeated="1004"/>
        </table:table-row>
        <table:table-row table:style-name="ro9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table:number-columns-repeated="2" office:value-type="string">
            <text:p>Std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4"/>
        </table:table-row>
        <table:table-row table:style-name="ro9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MEDIUM 6</text:p>
          </table:table-cell>
          <table:table-cell table:style-name="ce8" table:number-columns-repeated="1023"/>
        </table:table-row>
        <table:table-row table:style-name="ro9">
          <table:table-cell table:style-name="ce3"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5"/>
          <table:table-cell office:value-type="string">
            <text:p>Scout (Ewar)</text:p>
          </table:table-cell>
          <table:table-cell table:number-columns-repeated="1004"/>
        </table:table-row>
        <table:table-row table:style-name="ro9">
          <table:table-cell table:style-name="ce37"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Harasser</text:p>
          </table:table-cell>
          <table:table-cell table:number-columns-repeated="1004"/>
        </table:table-row>
        <table:table-row table:style-name="ro11">
          <table:table-cell table:style-name="ce3"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table:number-columns-repeated="2" office:value-type="string">
            <text:p>Std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4"/>
        </table:table-row>
        <table:table-row table:style-name="ro9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4"/>
        </table:table-row>
        <table:table-row table:style-name="ro19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3"/>
          <table:table-cell office:value-type="string">
            <text:p>Brawler</text:p>
          </table:table-cell>
          <table:table-cell table:number-columns-repeated="1004"/>
        </table:table-row>
        <table:table-row table:style-name="ro24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3"/>
          <table:table-cell office:value-type="string">
            <text:p>Strik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HEAVY 6</text:p>
          </table:table-cell>
          <table:table-cell table:style-name="ce8" table:number-columns-repeated="1023"/>
        </table:table-row>
        <table:table-row table:style-name="ro9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4"/>
        </table:table-row>
        <table:table-row table:style-name="ro9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 (Artillery)</text:p>
          </table:table-cell>
          <table:table-cell table:number-columns-repeated="1004"/>
        </table:table-row>
        <table:table-row table:style-name="ro9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4"/>
        </table:table-row>
        <table:table-row table:style-name="ro11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4"/>
        </table:table-row>
        <table:table-row table:style-name="ro11">
          <table:table-cell table:style-name="ce3"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4"/>
        </table:table-row>
        <table:table-row table:style-name="ro11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ASSAULT 7</text:p>
          </table:table-cell>
          <table:table-cell table:style-name="ce8" table:number-columns-repeated="1023"/>
        </table:table-row>
        <table:table-row table:style-name="ro11">
          <table:table-cell table:style-name="ce3" office:value-type="string">
            <text:p>Victor VTR-9B</text:p>
          </table:table-cell>
          <table:table-cell table:style-name="ce30" office:value-type="float" office:value="80">
            <text:p>80</text:p>
          </table:table-cell>
          <table:table-cell table:style-name="ce30" office:value-type="float" office:value="60">
            <text:p>60</text:p>
          </table:table-cell>
          <table:table-cell table:style-name="ce30" office:value-type="string">
            <text:p>11.5 Std</text:p>
            <text:p>(200)</text:p>
          </table:table-cell>
          <table:table-cell table:number-columns-repeated="2" table:style-name="ce30" office:value-type="string">
            <text:p>Std</text:p>
          </table:table-cell>
          <table:table-cell table:style-name="ce30" office:value-type="float" office:value="1378">
            <text:p>1378</text:p>
          </table:table-cell>
          <table:table-cell table:style-name="ce30" office:value-type="string">
            <text:p>1 x AC/20 (3t)</text:p>
            <text:p>2 x MBL</text:p>
            <text:p>1 x SRM-4 (1t)</text:p>
          </table:table-cell>
          <table:table-cell table:style-name="ce30" office:value-type="string">
            <text:p>15 Single</text:p>
          </table:table-cell>
          <table:table-cell table:style-name="ce30" office:value-type="float" office:value="4">
            <text:p>4</text:p>
          </table:table-cell>
          <table:table-cell table:style-name="ce30" table:number-columns-repeated="9"/>
          <table:table-cell table:style-name="ce30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3"/>
        </table:table-row>
        <table:table-row table:style-name="ro11">
          <table:table-cell table:style-name="ce3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4"/>
        </table:table-row>
        <table:table-row table:style-name="ro9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number-columns-repeated="2" table:style-name="ce11" office:value-type="string">
            <text:p>Std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3"/>
          <table:table-cell table:style-name="ce11" office:value-type="string">
            <text:p>Sniper</text:p>
          </table:table-cell>
          <table:table-cell table:number-columns-repeated="1004"/>
        </table:table-row>
        <table:table-row table:style-name="ro11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16">
            <text:p>1816</text:p>
          </table:table-cell>
          <table:table-cell office:value-type="string">
            <text:p>2 x LRM-20 (6t)</text:p>
            <text:p>1 x ERLBL</text:p>
            <text:p>5 x MP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office:value-type="string">
            <text:p>Missile Support</text:p>
          </table:table-cell>
          <table:table-cell table:number-columns-repeated="1004"/>
        </table:table-row>
        <table:table-row table:style-name="ro22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4"/>
        </table:table-row>
        <table:table-row table:style-name="ro11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4"/>
        </table:table-row>
        <table:table-row table:style-name="ro9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table:number-columns-repeated="2" office:value-type="string">
            <text:p>Std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ER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4"/>
        </table:table-row>
        <table:table-row table:style-name="ro9" table:number-rows-repeated="104854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ree Worlds League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number-columns-repeated="3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24" table:default-cell-style-name="ce11"/>
        <table:table-column table:style-name="co79" table:default-cell-style-name="ce12"/>
        <table:table-column table:style-name="co18" table:number-columns-repeated="1004" table:default-cell-style-name="ce12"/>
        <table:table-row table:style-name="ro9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Structure</text:p>
          </table:table-cell>
          <table:table-cell table:style-name="ce8" office:value-type="string">
            <text:p>Engine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C3</text:p>
          </table:table-cell>
          <table:table-cell table:style-name="ce8" office:value-type="string">
            <text:p>Role/Notes</text:p>
          </table:table-cell>
          <table:table-cell table:style-name="ce8" table:number-columns-repeated="1004"/>
        </table:table-row>
        <table:table-row table:style-name="ro10">
          <table:table-cell table:style-name="ce39" office:value-type="string">
            <text:p>Free Worlds League</text:p>
          </table:table-cell>
          <table:table-cell table:style-name="ce40" table:number-columns-spanned="19" table:number-rows-spanned="1"/>
          <table:covered-table-cell table:number-columns-repeated="14" table:style-name="ce40"/>
          <table:covered-table-cell table:number-columns-repeated="3" table:style-name="ce15"/>
          <table:covered-table-cell table:style-name="ce40"/>
          <table:table-cell table:style-name="ce40" table:number-columns-repeated="1004"/>
        </table:table-row>
        <table:table-row table:style-name="ro3">
          <table:table-cell table:style-name="ce1" office:value-type="string">
            <text:p>LIGHT 6</text:p>
          </table:table-cell>
          <table:table-cell table:style-name="ce8" table:number-columns-repeated="1023"/>
        </table:table-row>
        <table:table-row table:style-name="ro9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cout</text:p>
          </table:table-cell>
          <table:table-cell table:number-columns-repeated="1004"/>
        </table:table-row>
        <table:table-row table:style-name="ro9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triker</text:p>
          </table:table-cell>
          <table:table-cell table:number-columns-repeated="1004"/>
        </table:table-row>
        <table:table-row table:style-name="ro9">
          <table:table-cell table:style-name="ce3" office:value-type="string">
            <text:p>Spider SDR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4"/>
        </table:table-row>
        <table:table-row table:style-name="ro9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4"/>
        </table:table-row>
        <table:table-row table:style-name="ro9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3"/>
        </table:table-row>
        <table:table-row table:style-name="ro11">
          <table:table-cell table:style-name="ce3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659">
            <text:p>659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Missile Support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MEDIUM 7</text:p>
          </table:table-cell>
          <table:table-cell table:style-name="ce8" table:number-columns-repeated="1023"/>
        </table:table-row>
        <table:table-row table:style-name="ro11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Harasser</text:p>
          </table:table-cell>
          <table:table-cell table:number-columns-repeated="1004"/>
        </table:table-row>
        <table:table-row table:style-name="ro11">
          <table:table-cell office:value-type="string">
            <text:p>Pheonix Hawk PXH-3M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307">
            <text:p>1307</text:p>
          </table:table-cell>
          <table:table-cell office:value-type="string">
            <text:p>2 x ERLBL</text:p>
            <text:p>2 x MPL</text:p>
            <text:p>1 x MG</text:p>
          </table:table-cell>
          <table:table-cell office:value-type="string">
            <text:p>10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4"/>
        </table:table-row>
        <table:table-row table:style-name="ro9">
          <table:table-cell table:style-name="ce3" office:value-type="string">
            <text:p>Trebuchet TBT-5N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table:number-columns-repeated="2" office:value-type="string">
            <text:p>Std</text:p>
          </table:table-cell>
          <table:table-cell office:value-type="float" office:value="1191">
            <text:p>1191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4"/>
        </table:table-row>
        <table:table-row table:style-name="ro9">
          <table:table-cell table:style-name="ce3"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table:number-columns-repeated="2" office:value-type="string">
            <text:p>Std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4"/>
        </table:table-row>
        <table:table-row table:style-name="ro11">
          <table:table-cell table:style-name="ce3"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4"/>
        </table:table-row>
        <table:table-row table:style-name="ro11">
          <table:table-cell table:style-name="ce3" office:value-type="string">
            <text:p>Dervish DV-6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table:number-columns-repeated="2" office:value-type="string">
            <text:p>Std</text:p>
          </table:table-cell>
          <table:table-cell office:value-type="float" office:value="1146">
            <text:p>1146</text:p>
          </table:table-cell>
          <table:table-cell office:value-type="string">
            <text:p>2 x LRM-10 (2t)</text:p>
            <text:p>2 x SRM-2 (2t)</text:p>
            <text:p>2 x M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4"/>
        </table:table-row>
        <table:table-row table:style-name="ro21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3"/>
          <table:table-cell office:value-type="string">
            <text:p>Snip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HEAVY 8</text:p>
          </table:table-cell>
          <table:table-cell table:style-name="ce8" table:number-columns-repeated="1023"/>
        </table:table-row>
        <table:table-row table:style-name="ro9">
          <table:table-cell table:style-name="ce3"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4"/>
        </table:table-row>
        <table:table-row table:style-name="ro9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kirmisher</text:p>
          </table:table-cell>
          <table:table-cell table:number-columns-repeated="1004"/>
        </table:table-row>
        <table:table-row table:style-name="ro11">
          <table:table-cell table:style-name="ce3"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4"/>
        </table:table-row>
        <table:table-row table:style-name="ro22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table:number-columns-repeated="2" office:value-type="string">
            <text:p>Std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9">
          <table:table-cell table:style-name="ce3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4"/>
        </table:table-row>
        <table:table-row table:style-name="ro21">
          <table:table-cell table:style-name="ce3"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4"/>
        </table:table-row>
        <table:table-row table:style-name="ro21">
          <table:table-cell table:style-name="ce3"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4"/>
        </table:table-row>
        <table:table-row table:style-name="ro21">
          <table:table-cell table:style-name="ce3"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ASSAULT 7</text:p>
          </table:table-cell>
          <table:table-cell table:style-name="ce8" table:number-columns-repeated="1023"/>
        </table:table-row>
        <table:table-row table:style-name="ro21">
          <table:table-cell table:style-name="ce3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1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16">
            <text:p>1816</text:p>
          </table:table-cell>
          <table:table-cell office:value-type="string">
            <text:p>2 x LRM-20 (6t)</text:p>
            <text:p>1 x ERLBL</text:p>
            <text:p>5 x MP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office:value-type="string">
            <text:p>Missile Support</text:p>
          </table:table-cell>
          <table:table-cell table:number-columns-repeated="1004"/>
        </table:table-row>
        <table:table-row table:style-name="ro11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08">
            <text:p>1808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3"/>
          <table:table-cell office:value-type="string">
            <text:p>Missile Support</text:p>
          </table:table-cell>
          <table:table-cell table:number-columns-repeated="1004"/>
        </table:table-row>
        <table:table-row table:style-name="ro21">
          <table:table-cell table:style-name="ce3"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table:number-columns-repeated="2" office:value-type="string">
            <text:p>Std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1">
          <table:table-cell table:style-name="ce3"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table:number-columns-repeated="2" office:value-type="string">
            <text:p>Std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25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22">
          <table:table-cell office:value-type="string">
            <text:p>Grand Titan T-IT-N10M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18 Std</text:p>
            <text:p>(28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817">
            <text:p>1817</text:p>
          </table:table-cell>
          <table:table-cell office:value-type="string">
            <text:p>2 x LPL</text:p>
            <text:p>2 x MPL</text:p>
            <text:p>2 x SPL</text:p>
            <text:p>2 x SRM-6 (2t)</text:p>
            <text:p>1 x LRM-15 (2t)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08"/>
        </table:table-row>
        <table:table-row table:style-name="ro22" table:number-rows-repeated="1048541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3" table:default-cell-style-name="ce34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4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Missile Boat</text:p>
          </table:table-cell>
          <table:table-cell table:number-columns-repeated="1007"/>
        </table:table-row>
        <table:table-row table:style-name="ro23">
          <table:table-cell office:value-type="string">
            <text:p>Mist Lynx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1 x Flamer</text:p>
            <text:p>2 x MG</text:p>
            <text:p>2 x A-Pod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23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45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7">
          <table:table-cell table:style-name="ce45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23">
          <table:table-cell table:style-name="ce45" office:value-type="string">
            <text:p>Gargoyle B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Gauss</text:p>
            <text:p>1 x LRM-10</text:p>
            <text:p>1 x SRM-4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 (Artillery)</text:p>
          </table:table-cell>
          <table:table-cell table:number-columns-repeated="1007"/>
        </table:table-row>
        <table:table-row table:style-name="ro15">
          <table:table-cell table:style-name="ce45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45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5">
          <table:table-cell table:style-name="ce45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4">2020-08-04</text:date>, <text:time>21:3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8-04T21:37:38.80</dc:date>
    <meta:editing-duration>P34DT18H21M45S</meta:editing-duration>
    <meta:editing-cycles>181</meta:editing-cycles>
    <meta:generator>OpenOffice/4.1.7$Win32 OpenOffice.org_project/417m1$Build-9800</meta:generator>
    <meta:document-statistic meta:table-count="10" meta:cell-count="2766" meta:object-count="0"/>
  </office:meta>
</office:document-meta>
</file>